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family="'Ubuntu Mono'" style:font-pitch="fixed"/>
    </style:style>
    <style:style style:name="P5" style:family="paragraph">
      <style:text-properties fo:color="#808080"/>
    </style:style>
    <style:style style:name="P6" style:family="paragraph">
      <style:text-properties fo:color="#808080" fo:font-family="'Ubuntu Mono'" style:font-pitch="fixed"/>
    </style:style>
    <style:style style:name="P7" style:family="paragraph">
      <style:text-properties fo:font-family="'Ubuntu Mono'" style:font-pitch="fixed"/>
    </style:style>
    <style:style style:name="P8" style:family="paragraph">
      <style:text-properties fo:font-family="'Ubuntu Mono'" style:font-family-generic="swiss" style:font-pitch="variable"/>
    </style:style>
    <style:style style:name="P9" style:family="paragraph">
      <style:text-properties fo:color="#ffffff"/>
    </style:style>
    <style:style style:name="P10" style:family="paragraph">
      <style:text-properties fo:color="#ffffff" fo:font-family="'Ubuntu Mono'" style:font-family-generic="swiss" style:font-pitch="variable"/>
    </style:style>
    <style:style style:name="T1" style:family="text">
      <style:text-properties fo:font-size="32pt" style:text-underline-style="solid" style:text-underline-width="auto" style:text-underline-color="font-color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fo:color="#c0c0c0" fo:font-size="16pt" style:text-underline-style="none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0c0c0" fo:font-size="16pt" style:font-size-asian="16pt" style:font-size-complex="16pt"/>
    </style:style>
    <style:style style:name="T7" style:family="text">
      <style:text-properties fo:font-family="'Ubuntu Mono'" style:font-pitch="fixed"/>
    </style:style>
    <style:style style:name="T8" style:family="text">
      <style:text-properties fo:color="#808080" fo:font-family="'Ubuntu Mono'" style:font-pitch="fixed"/>
    </style:style>
    <style:style style:name="T9" style:family="text">
      <style:text-properties fo:color="#ff3366" fo:font-family="'Ubuntu Mono'" style:font-pitch="fixed"/>
    </style:style>
    <style:style style:name="T10" style:family="text">
      <style:text-properties fo:color="#280099" fo:font-family="'Ubuntu Mono'" style:font-pitch="fixed"/>
    </style:style>
    <style:style style:name="T11" style:family="text">
      <style:text-properties fo:color="#808080" fo:font-family="'Ubuntu Mono'" style:font-pitch="fixed" style:text-underline-style="solid" style:text-underline-width="auto" style:text-underline-color="font-color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Ubuntu Mono'" style:font-pitch="fixed" fo:font-size="24pt" style:font-size-asian="24pt" style:font-size-complex="24pt"/>
    </style:style>
    <style:style style:name="T14" style:family="text">
      <style:text-properties fo:font-family="'Ubuntu Mono'" style:font-family-generic="swiss" style:font-pitch="variable" fo:font-size="24pt" style:font-size-asian="24pt" style:font-size-complex="24pt"/>
    </style:style>
    <style:style style:name="T15" style:family="text">
      <style:text-properties fo:color="#ffffff" fo:font-family="'Ubuntu Mono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draw:frame draw:style-name="gr2" draw:layer="layout" svg:width="4.786cm" svg:height="0.988cm" svg:x="12.446cm" svg:y="15.494cm">
          <draw:text-box>
            <text:p>… eventually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text-style-name="P2" draw:layer="layout" svg:width="24.639cm" svg:height="12.179cm" svg:x="1.4cm" svg:y="5.0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Jesper Andersen [DIKU]</text:span><text:span text:style-name="T3"> </text:span><text:span text:style-name="T4">(jespera@diku.dk)</text:span></text:p>
            <text:p text:style-name="P1"><text:span text:style-name="T5">Anh Cuong Nguyen [NUS] </text:span><text:span text:style-name="T6">(anhcuong@comp.nus.edu.sg)</text:span></text:p>
            <text:p text:style-name="P1"><text:span text:style-name="T5">David Lo [SMU] </text:span><text:span text:style-name="T6">(davidlo@smu.edu.sg)</text:span></text:p>
            <text:p text:style-name="P1"><text:span text:style-name="T5">Julia Lawall [DIKU] </text:span><text:span text:style-name="T6">(julia@diku.dk)</text:span></text:p>
            <text:p text:style-name="P1"><text:span text:style-name="T5">Siau-Cheng Khoo [NUS] </text:span><text:span text:style-name="T6">(</text:span><text:span text:style-name="T6"><text:a xlink:href="mailto:khoosc@comp.nus.edu.sg">khoosc@comp.nus.edu.sg</text:a></text:span><text:span text:style-name="T6">)</text:span></text:p>
          </draw:text-box>
        </draw:frame>
        <draw:frame draw:style-name="gr2" draw:layer="layout" svg:width="23.73cm" svg:height="3.199cm" svg:x="2.54cm" svg:y="17.78cm">
          <draw:text-box>
            <text:p>Computer Science Department, University of Copenhagen (DIKU)</text:p>
            <text:p>School of Information Systems, Singapore Management University (SMU)</text:p>
            <text:p>School of Computing, National University of Singapore (NUS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there a bug here?</text:p>
          </draw:text-box>
        </draw:frame>
        <draw:frame draw:style-name="gr2" draw:text-style-name="P4" draw:layer="layout" svg:width="26.22cm" svg:height="15.587cm" svg:x="1.016cm" svg:y="4.826cm">
          <draw:text-box>
            <text:p><text:span text:style-name="T7">@@ -2108,10 +2100,8 @@ int cont_prepare_write(struct page *page, unsigned offset,</text:span></text:p>
            <text:p><text:span text:style-name="T7"><text:s text:c="48"/></text:span><text:span text:style-name="T7">PAGE_CACHE_SIZE, get_block);</text:span></text:p>
            <text:p><text:span text:style-name="T7"><text:s text:c="16"/></text:span><text:span text:style-name="T7">if (status)</text:span></text:p>
            <text:p><text:span text:style-name="T7"><text:s text:c="24"/></text:span><text:span text:style-name="T7">goto out_unmap;</text:span></text:p>
            <text:p><text:span text:style-name="T7">- <text:s text:c="14"/>kaddr = kmap_atomic(new_page, KM_USER0);</text:span></text:p>
            <text:p><text:span text:style-name="T7">- <text:s text:c="14"/>memset(kaddr+zerofrom, 0, PAGE_CACHE_SIZE-zerofrom);</text:span></text:p>
            <text:p><text:span text:style-name="T7">- <text:s text:c="14"/>flush_dcache_page(new_page);</text:span></text:p>
            <text:p><text:span text:style-name="T7">- <text:s text:c="14"/>kunmap_atomic(kaddr, KM_USER0);</text:span></text:p>
            <text:p><text:span text:style-name="T7">+ <text:s text:c="14"/>zero_user_page(page, zerofrom, PAGE_CACHE_SIZE - zerofrom,</text:span></text:p>
            <text:p><text:span text:style-name="T7">+ <text:s text:c="30"/>KM_USER0);</text:span></text:p>
            <text:p><text:span text:style-name="T7"><text:s text:c="16"/></text:span><text:span text:style-name="T7">generic_commit_write(NULL, new_page, zerofrom, PAGE_CACHE_SIZE);</text:span></text:p>
            <text:p><text:span text:style-name="T7"><text:s text:c="16"/></text:span><text:span text:style-name="T7">unlock_page(new_page);</text:span></text:p>
            <text:p><text:span text:style-name="T7"><text:s text:c="16"/></text:span><text:span text:style-name="T7">page_cache_release(new_page);</text:span></text:p>
            <text:p><text:span text:style-name="T7">@@ -2138,10 +2128,7 @@ int cont_prepare_write(struct page *page, unsigned offset,</text:span></text:p>
            <text:p><text:span text:style-name="T7"><text:s text:c="8"/></text:span><text:span text:style-name="T7">if (status)</text:span></text:p>
            <text:p><text:span text:style-name="T7"><text:s text:c="16"/></text:span><text:span text:style-name="T7">goto out1;</text:span></text:p>
            <text:p><text:span text:style-name="T7"><text:s text:c="8"/></text:span><text:span text:style-name="T7">if (zerofrom &lt; offset) {</text:span></text:p>
            <text:p><text:span text:style-name="T7">- <text:s text:c="14"/>kaddr = kmap_atomic(page, KM_USER0);</text:span></text:p>
            <text:p><text:span text:style-name="T7">- <text:s text:c="14"/>memset(kaddr+zerofrom, 0, offset-zerofrom);</text:span></text:p>
            <text:p><text:span text:style-name="T7">- <text:s text:c="14"/>flush_dcache_page(page);</text:span></text:p>
            <text:p><text:span text:style-name="T7">- <text:s text:c="14"/>kunmap_atomic(kaddr, KM_USER0);</text:span></text:p>
            <text:p><text:span text:style-name="T7">+ <text:s text:c="14"/>zero_user_page(page, zerofrom, offset - zerofrom, KM_USER0);</text:span></text:p>
            <text:p><text:span text:style-name="T7"><text:s text:c="16"/></text:span><text:span text:style-name="T7">__block_commit_write(inode, page, zerofrom, offset);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there a bug here?</text:p>
          </draw:text-box>
        </draw:frame>
        <draw:frame draw:style-name="gr2" draw:text-style-name="P6" draw:layer="layout" svg:width="26.22cm" svg:height="14.948cm" svg:x="1.016cm" svg:y="4.826cm">
          <draw:text-box>
            <text:p text:style-name="P5"><text:span text:style-name="T8">@@ -2108,10 +2100,8 @@ int cont_prepare_write(struct page *</text:span><text:span text:style-name="T9">page</text:span><text:span text:style-name="T8">, unsigned offset,</text:span></text:p>
            <text:p text:style-name="P5"><text:span text:style-name="T8"><text:s text:c="48"/></text:span><text:span text:style-name="T8">PAGE_CACHE_SIZE, get_block);</text:span></text:p>
            <text:p text:style-name="P5"><text:span text:style-name="T8"><text:s text:c="16"/></text:span><text:span text:style-name="T8">if (status)</text:span></text:p>
            <text:p text:style-name="P5"><text:span text:style-name="T8"><text:s text:c="24"/></text:span><text:span text:style-name="T8">goto out_unmap;</text:span></text:p>
            <text:p text:style-name="P5"><text:span text:style-name="T8">- <text:s text:c="14"/>kaddr = kmap_atomic(</text:span><text:span text:style-name="T10">new_page</text:span><text:span text:style-name="T8">, KM_USER0);</text:span></text:p>
            <text:p text:style-name="P5"><text:span text:style-name="T8">- <text:s text:c="14"/>memset(kaddr+zerofrom, 0, PAGE_CACHE_SIZE-zerofrom);</text:span></text:p>
            <text:p text:style-name="P5"><text:span text:style-name="T8">- <text:s text:c="14"/>flush_dcache_page(</text:span><text:span text:style-name="T10">new_page</text:span><text:span text:style-name="T8">);</text:span></text:p>
            <text:p text:style-name="P5"><text:span text:style-name="T8">- <text:s text:c="14"/>kunmap_atomic(kaddr, KM_USER0);</text:span></text:p>
            <text:p text:style-name="P5"><text:span text:style-name="T8">+ <text:s text:c="14"/>zero_user_page(</text:span><text:span text:style-name="T9">page</text:span><text:span text:style-name="T8">, zerofrom, PAGE_CACHE_SIZE - zerofrom,</text:span></text:p>
            <text:p text:style-name="P5"><text:span text:style-name="T8">+ <text:s text:c="30"/>KM_USER0);</text:span></text:p>
            <text:p text:style-name="P5"><text:span text:style-name="T8"><text:s text:c="16"/></text:span><text:span text:style-name="T8">generic_commit_write(NULL, new_page, zerofrom, PAGE_CACHE_SIZE);</text:span></text:p>
            <text:p text:style-name="P5"><text:span text:style-name="T8"><text:s text:c="16"/></text:span><text:span text:style-name="T8">unlock_page(</text:span><text:span text:style-name="T10">new_page</text:span><text:span text:style-name="T8">);</text:span></text:p>
            <text:p text:style-name="P5"><text:span text:style-name="T8"><text:s text:c="16"/></text:span><text:span text:style-name="T8">page_cache_release(</text:span><text:span text:style-name="T10">new_page</text:span><text:span text:style-name="T8">);</text:span></text:p>
            <text:p text:style-name="P5"><text:span text:style-name="T8">@@ -2138,10 +2128,7 @@ int cont_prepare_write(struct page *</text:span><text:span text:style-name="T11">page</text:span><text:span text:style-name="T8">, unsigned offset,</text:span></text:p>
            <text:p text:style-name="P5"><text:span text:style-name="T8"><text:s text:c="8"/></text:span><text:span text:style-name="T8">if (status)</text:span></text:p>
            <text:p text:style-name="P5"><text:span text:style-name="T8"><text:s text:c="16"/></text:span><text:span text:style-name="T8">goto out1;</text:span></text:p>
            <text:p text:style-name="P5"><text:span text:style-name="T8"><text:s text:c="8"/></text:span><text:span text:style-name="T8">if (zerofrom &lt; offset) {</text:span></text:p>
            <text:p text:style-name="P5"><text:span text:style-name="T8">- <text:s text:c="14"/>kaddr = kmap_atomic(</text:span><text:span text:style-name="T11">page</text:span><text:span text:style-name="T8">, KM_USER0);</text:span></text:p>
            <text:p text:style-name="P5"><text:span text:style-name="T8">- <text:s text:c="14"/>memset(kaddr+zerofrom, 0, offset-zerofrom);</text:span></text:p>
            <text:p text:style-name="P5"><text:span text:style-name="T8">- <text:s text:c="14"/>flush_dcache_page(</text:span><text:span text:style-name="T11">page</text:span><text:span text:style-name="T8">);</text:span></text:p>
            <text:p text:style-name="P5"><text:span text:style-name="T8">- <text:s text:c="14"/>kunmap_atomic(kaddr, KM_USER0);</text:span></text:p>
            <text:p text:style-name="P5"><text:span text:style-name="T8">+ <text:s text:c="14"/>zero_user_page(</text:span><text:span text:style-name="T11">page</text:span><text:span text:style-name="T8">, zerofrom, offset - zerofrom, KM_USER0);</text:span></text:p>
            <text:p text:style-name="P5"><text:span text:style-name="T8"><text:s text:c="16"/></text:span><text:span text:style-name="T8">__block_commit_write(inode, </text:span><text:span text:style-name="T11">page</text:span><text:span text:style-name="T8">, zerofrom, offse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7" draw:layer="layout" svg:width="25.902cm" svg:height="18.782cm" svg:x="0.926cm" svg:y="1.244cm">
          <draw:text-box>
            <text:p><text:span text:style-name="T12">commit ff1be9ad61e3e17ba83702d8ed0b534e5b8ee15c</text:span></text:p>
            <text:p><text:span text:style-name="T12">Author: OGAWA Hirofumi &lt;hirofumi@mail.parknet.co.jp&gt;</text:span></text:p>
            <text:p><text:span text:style-name="T12">Date: <text:s text:c="2"/>Sun May 20 23:39:40 2007 +0900</text:span></text:p>
            <text:p><text:span text:style-name="T12"/></text:p>
            <text:p><text:span text:style-name="T12"><text:s text:c="4"/></text:span><text:span text:style-name="T12">Fix "fs: convert core functions to zero_user_page"</text:span></text:p>
            <text:p><text:span text:style-name="T12"><text:s text:c="4"/></text:span></text:p>
            <text:p><text:span text:style-name="T12"><text:s text:c="4"/></text:span><text:span text:style-name="T12">The bug was introduced by 01f2705daf5a36208e69d7cf95db9c330f843af6.</text:span></text:p>
            <text:p><text:span text:style-name="T12"><text:s text:c="4"/></text:span><text:span text:style-name="T12">It misses to convert the first argument, it should be "new_page".</text:span></text:p>
            <text:p><text:span text:style-name="T12"><text:s text:c="4"/></text:span></text:p>
            <text:p><text:span text:style-name="T12"><text:s text:c="4"/></text:span><text:span text:style-name="T12">This became a cause of fatfs corruption.</text:span></text:p>
            <text:p><text:span text:style-name="T12"><text:s text:c="4"/></text:span></text:p>
            <text:p><text:span text:style-name="T12"><text:s text:c="4"/></text:span><text:span text:style-name="T12">Cc: Nate Diller &lt;nate.diller@gmail.com&gt;</text:span></text:p>
            <text:p><text:span text:style-name="T12"><text:s text:c="4"/></text:span><text:span text:style-name="T12">Signed-off-by: OGAWA Hirofumi &lt;hirofumi@mail.parknet.co.jp&gt;</text:span></text:p>
            <text:p><text:span text:style-name="T12"><text:s text:c="4"/></text:span><text:span text:style-name="T12">Signed-off-by: Linus Torvalds &lt;torvalds@linux-foundation.org&gt;</text:span></text:p>
            <text:p><text:span text:style-name="T12"/></text:p>
            <text:p><text:span text:style-name="T12">diff --git a/fs/buffer.c b/fs/buffer.c</text:span></text:p>
            <text:p><text:span text:style-name="T12">index 49590d59..aa68206 100644</text:span></text:p>
            <text:p><text:span text:style-name="T12">--- a/fs/buffer.c</text:span></text:p>
            <text:p><text:span text:style-name="T12">+++ b/fs/buffer.c</text:span></text:p>
            <text:p><text:span text:style-name="T12">@@ -2101,7 +2101,7 @@ int cont_prepare_write(struct page *page, unsigned offset,</text:span></text:p>
            <text:p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AGE_CACHE_SIZE, get_block);</text:span></text:p>
            <text:p><text:span text:style-name="T12"><text:s/></text:span><text:span text:style-name="T12"><text:tab/></text:span><text:span text:style-name="T12"><text:tab/></text:span><text:span text:style-name="T12">if (status)</text:span></text:p>
            <text:p><text:span text:style-name="T12"><text:s/></text:span><text:span text:style-name="T12"><text:tab/></text:span><text:span text:style-name="T12"><text:tab/></text:span><text:span text:style-name="T12"><text:tab/></text:span><text:span text:style-name="T12">goto out_unmap;</text:span></text:p>
            <text:p><text:span text:style-name="T12">-</text:span><text:span text:style-name="T12"><text:tab/></text:span><text:span text:style-name="T12"><text:tab/></text:span><text:span text:style-name="T12">zero_user_page(page, zerofrom, PAGE_CACHE_SIZE - zerofrom,</text:span></text:p>
            <text:p><text:span text:style-name="T12">+</text:span><text:span text:style-name="T12"><text:tab/></text:span><text:span text:style-name="T12"><text:tab/></text:span><text:span text:style-name="T12">zero_user_page(new_page, zerofrom, PAGE_CACHE_SIZE - zerofrom,</text:span></text:p>
            <text:p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KM_USER0);</text:span></text:p>
            <text:p><text:span text:style-name="T12"><text:s/></text:span><text:span text:style-name="T12"><text:tab/></text:span><text:span text:style-name="T12"><text:tab/></text:span><text:span text:style-name="T12">generic_commit_write(NULL, new_page, zerofrom, PAGE_CACHE_SIZE);</text:span></text:p>
            <text:p><text:span text:style-name="T12"><text:s/></text:span><text:span text:style-name="T12"><text:tab/></text:span><text:span text:style-name="T12"><text:tab/></text:span><text:span text:style-name="T12">unlock_page(new_page);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7" draw:layer="layout" svg:width="16.695cm" svg:height="3.446cm" svg:x="0.926cm" svg:y="1.244cm">
          <draw:text-box>
            <text:p><text:span text:style-name="T12">commit 01f2705daf5a36208e69d7cf95db9c330f843af6</text:span></text:p>
            <text:p><text:span text:style-name="T12">Author: Nate Diller &lt;nate.diller@gmail.com&gt;</text:span></text:p>
            <text:p><text:span text:style-name="T12">Date: <text:s text:c="2"/>Wed May 9 02:35:07 2007 -0700</text:span></text:p>
            <text:p><text:span text:style-name="T12"/></text:p>
            <text:p><text:span text:style-name="T12"><text:s text:c="4"/></text:span><text:span text:style-name="T12">fs: convert core functions to zero_user_page...</text:span></text:p>
          </draw:text-box>
        </draw:frame>
        <draw:frame draw:style-name="gr3" draw:text-style-name="P7" draw:layer="layout" svg:width="25.055cm" svg:height="4.486cm" svg:x="0.794cm" svg:y="6.382cm">
          <draw:text-box>
            <text:p><text:span text:style-name="T13">- kaddr = kmap_atomic(page, KM_USER0);</text:span></text:p>
            <text:p><text:span text:style-name="T13">- memset(kaddr+block_start, 0, bh-&gt;b_size);</text:span></text:p>
            <text:p><text:span text:style-name="T13">- flush_dcache_page(page);</text:span></text:p>
            <text:p><text:span text:style-name="T13">- kunmap_atomic(kaddr, KM_USER0);</text:span></text:p>
            <text:p><text:span text:style-name="T13">+ zero_user_page(page, block_start, bh-&gt;b_size, KM_USER0);</text:span></text:p>
          </draw:text-box>
        </draw:frame>
        <draw:frame draw:style-name="gr3" draw:text-style-name="P8" draw:layer="layout" svg:width="20.822cm" svg:height="6.18cm" svg:x="6.334cm" svg:y="12.053cm">
          <draw:text-box>
            <text:p text:style-name="P8"><text:span text:style-name="T14">- kaddr = kmap_atomic(page, KM_USER0);</text:span></text:p>
            <text:p text:style-name="P8"><text:span text:style-name="T14">- memset(kaddr + (block_in_page &lt;&lt; blkbits),</text:span></text:p>
            <text:p text:style-name="P8"><text:span text:style-name="T14">- <text:s text:c="7"/>0, 1 &lt;&lt; blkbits);</text:span></text:p>
            <text:p text:style-name="P8"><text:span text:style-name="T14">- flush_dcache_page(page);</text:span></text:p>
            <text:p text:style-name="P8"><text:span text:style-name="T14">- kunmap_atomic(kaddr, KM_USER0);</text:span></text:p>
            <text:p text:style-name="P8"><text:span text:style-name="T14">+ zero_user_page(page, block_in_page &lt;&lt; blkbits,</text:span></text:p>
            <text:p text:style-name="P8"><text:span text:style-name="T14">+ <text:s text:c="15"/>1 &lt;&lt; blkbits, KM_USER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7" draw:layer="layout" svg:width="25.055cm" svg:height="4.486cm" svg:x="0.794cm" svg:y="0.382cm">
          <draw:text-box>
            <text:p><text:span text:style-name="T13">- kaddr = kmap_atomic(page, KM_USER0);</text:span></text:p>
            <text:p><text:span text:style-name="T13">- memset(kaddr+block_start, 0, bh-&gt;b_size);</text:span></text:p>
            <text:p><text:span text:style-name="T13">- flush_dcache_page(page);</text:span></text:p>
            <text:p><text:span text:style-name="T13">- kunmap_atomic(kaddr, KM_USER0);</text:span></text:p>
            <text:p><text:span text:style-name="T13">+ zero_user_page(page, block_start, bh-&gt;b_size, KM_USER0);</text:span></text:p>
          </draw:text-box>
        </draw:frame>
        <draw:frame draw:style-name="gr3" draw:text-style-name="P8" draw:layer="layout" svg:width="20.822cm" svg:height="6.18cm" svg:x="5.834cm" svg:y="5.753cm">
          <draw:text-box>
            <text:p text:style-name="P8"><text:span text:style-name="T14">- kaddr = kmap_atomic(page, KM_USER0);</text:span></text:p>
            <text:p text:style-name="P8"><text:span text:style-name="T14">- memset(kaddr + (block_in_page &lt;&lt; blkbits),</text:span></text:p>
            <text:p text:style-name="P8"><text:span text:style-name="T14">- <text:s text:c="7"/>0, 1 &lt;&lt; blkbits);</text:span></text:p>
            <text:p text:style-name="P8"><text:span text:style-name="T14">- flush_dcache_page(page);</text:span></text:p>
            <text:p text:style-name="P8"><text:span text:style-name="T14">- kunmap_atomic(kaddr, KM_USER0);</text:span></text:p>
            <text:p text:style-name="P8"><text:span text:style-name="T14">+ zero_user_page(page, block_in_page &lt;&lt; blkbits,</text:span></text:p>
            <text:p text:style-name="P8"><text:span text:style-name="T14">+ <text:s text:c="15"/>1 &lt;&lt; blkbits, KM_USER0);</text:span></text:p>
          </draw:text-box>
        </draw:frame>
        <draw:frame draw:style-name="gr4" draw:text-style-name="P10" draw:layer="layout" svg:width="17.114cm" svg:height="5.765cm" svg:x="4.602cm" svg:y="13.041cm">
          <draw:text-box>
            <text:p text:style-name="P9"><text:span text:style-name="T15">- X12=kmap_atomic(X9,KM_USER0);</text:span></text:p>
            <text:p text:style-name="P9"><text:span text:style-name="T15"><text:s text:c="2"/></text:span><text:span text:style-name="T15">...</text:span></text:p>
            <text:p text:style-name="P9"><text:span text:style-name="T15">- memset(X0 + X1,0,X2);</text:span></text:p>
            <text:p text:style-name="P9"><text:span text:style-name="T15">+ zero_user_page(X9,X1,X2,KM_USER0);</text:span></text:p>
            <text:p text:style-name="P9"><text:span text:style-name="T15"><text:s text:c="2"/></text:span><text:span text:style-name="T15">...</text:span></text:p>
            <text:p text:style-name="P9"><text:span text:style-name="T15">- kunmap_atomic(X12,KM_USER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06:42:17</meta:creation-date>
    <dc:date>2012-09-06T00:57:39</dc:date>
    <meta:editing-duration>PT3H25M59S</meta:editing-duration>
    <meta:editing-cycles>13</meta:editing-cycles>
    <meta:generator>LibreOffice/3.6$Linux_X86_64 LibreOffice_project/360m1$Build-2</meta:generator>
    <meta:document-statistic meta:object-count="56"/>
  </office:meta>
</office:document-meta>
</file>